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1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2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2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3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3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/>
    </style:style>
    <style:style style:name="P3" style:parent-style-name="Normale" style:list-style-name="LFO9" style:family="paragraph"/>
    <style:style style:name="T4" style:parent-style-name="Car.predefinitoparagrafo" style:family="text">
      <style:text-properties fo:font-weight="bold" style:font-weight-asian="bold" style:font-weight-complex="bold"/>
    </style:style>
    <style:style style:name="P5" style:parent-style-name="Normale" style:list-style-name="LFO9" style:family="paragraph"/>
    <style:style style:name="T6" style:parent-style-name="Car.predefinitoparagrafo" style:family="text">
      <style:text-properties fo:font-weight="bold" style:font-weight-asian="bold" style:font-weight-complex="bold"/>
    </style:style>
    <style:style style:name="P7" style:parent-style-name="Normale" style:list-style-name="LFO9" style:family="paragraph"/>
    <style:style style:name="T8" style:parent-style-name="Car.predefinitoparagrafo" style:family="text">
      <style:text-properties fo:font-weight="bold" style:font-weight-asian="bold" style:font-weight-complex="bold"/>
    </style:style>
    <style:style style:name="P9" style:parent-style-name="Normale" style:list-style-name="LFO9" style:family="paragraph"/>
    <style:style style:name="T10" style:parent-style-name="Car.predefinitoparagrafo" style:family="text">
      <style:text-properties fo:font-weight="bold" style:font-weight-asian="bold" style:font-weight-complex="bold"/>
    </style:style>
    <style:style style:name="P11" style:parent-style-name="Normale" style:family="paragraph">
      <style:text-properties fo:font-weight="bold" style:font-weight-asian="bold" style:font-weight-complex="bold"/>
    </style:style>
    <style:style style:name="T12" style:parent-style-name="Car.predefinitoparagrafo" style:family="text">
      <style:text-properties fo:font-weight="bold" style:font-weight-asian="bold" style:font-weight-complex="bold"/>
    </style:style>
    <style:style style:name="T13" style:parent-style-name="Car.predefinitoparagrafo" style:family="text">
      <style:text-properties fo:font-weight="bold" style:font-weight-asian="bold" style:font-weight-complex="bold"/>
    </style:style>
    <style:style style:name="P14" style:parent-style-name="Normale" style:family="paragraph">
      <style:text-properties fo:font-weight="bold" style:font-weight-asian="bold" style:font-weight-complex="bold"/>
    </style:style>
    <style:style style:name="P15" style:parent-style-name="Normale" style:list-style-name="LFO10" style:family="paragraph"/>
    <style:style style:name="P16" style:parent-style-name="Normale" style:list-style-name="LFO10" style:family="paragraph"/>
    <style:style style:name="P17" style:parent-style-name="Normale" style:list-style-name="LFO10" style:family="paragraph"/>
    <style:style style:name="P18" style:parent-style-name="Normale" style:family="paragraph">
      <style:text-properties fo:font-weight="bold" style:font-weight-asian="bold" style:font-weight-complex="bold"/>
    </style:style>
    <style:style style:name="P19" style:parent-style-name="Normale" style:list-style-name="LFO11" style:family="paragraph"/>
    <style:style style:name="P20" style:parent-style-name="Normale" style:list-style-name="LFO11" style:family="paragraph"/>
    <style:style style:name="P21" style:parent-style-name="Normale" style:family="paragraph">
      <style:text-properties fo:font-weight="bold" style:font-weight-asian="bold" style:font-weight-complex="bold"/>
    </style:style>
    <style:style style:name="P22" style:parent-style-name="Normale" style:list-style-name="LFO12" style:family="paragraph"/>
    <style:style style:name="P23" style:parent-style-name="Normale" style:list-style-name="LFO12" style:family="paragraph"/>
    <style:style style:name="P24" style:parent-style-name="Normale" style:family="paragraph">
      <style:text-properties fo:font-weight="bold" style:font-weight-asian="bold" style:font-weight-complex="bold"/>
    </style:style>
    <style:style style:name="P25" style:parent-style-name="Normale" style:list-style-name="LFO13" style:family="paragraph"/>
    <style:style style:name="P26" style:parent-style-name="Normale" style:list-style-name="LFO13" style:family="paragraph"/>
    <style:style style:name="P27" style:parent-style-name="Normale" style:list-style-name="LFO13" style:family="paragraph"/>
    <style:style style:name="P28" style:parent-style-name="Normale" style:family="paragraph">
      <style:text-properties fo:font-weight="bold" style:font-weight-asian="bold" style:font-weight-complex="bold"/>
    </style:style>
    <style:style style:name="P29" style:parent-style-name="Normale" style:list-style-name="LFO14" style:family="paragraph"/>
    <style:style style:name="P30" style:parent-style-name="Normale" style:list-style-name="LFO14" style:family="paragraph"/>
    <style:style style:name="P31" style:parent-style-name="Normale" style:list-style-name="LFO14" style:family="paragraph"/>
    <style:style style:name="P32" style:parent-style-name="Normale" style:family="paragraph">
      <style:text-properties fo:font-weight="bold" style:font-weight-asian="bold" style:font-weight-complex="bold"/>
    </style:style>
    <style:style style:name="P33" style:parent-style-name="Normale" style:list-style-name="LFO15" style:family="paragraph"/>
    <style:style style:name="P34" style:parent-style-name="Normale" style:list-style-name="LFO15" style:family="paragraph"/>
    <style:style style:name="P35" style:parent-style-name="Normale" style:list-style-name="LFO15" style:family="paragraph"/>
    <style:style style:name="P36" style:parent-style-name="Normale" style:family="paragraph">
      <style:text-properties fo:font-weight="bold" style:font-weight-asian="bold" style:font-weight-complex="bold"/>
    </style:style>
    <style:style style:name="P37" style:parent-style-name="Normale" style:list-style-name="LFO16" style:family="paragraph">
      <style:text-properties fo:language="en" fo:country="US"/>
    </style:style>
    <style:style style:name="P38" style:parent-style-name="Normale" style:list-style-name="LFO16" style:family="paragraph">
      <style:text-properties fo:language="en" fo:country="US"/>
    </style:style>
    <style:style style:name="P39" style:parent-style-name="Normale" style:list-style-name="LFO16" style:family="paragraph">
      <style:text-properties fo:language="en" fo:country="US"/>
    </style:style>
    <style:style style:name="P40" style:parent-style-name="Normale" style:family="paragraph">
      <style:text-properties fo:font-weight="bold" style:font-weight-asian="bold" style:font-weight-complex="bold"/>
    </style:style>
    <style:style style:name="P41" style:parent-style-name="Normale" style:list-style-name="LFO17" style:family="paragraph"/>
    <style:style style:name="P42" style:parent-style-name="Normale" style:list-style-name="LFO17" style:family="paragraph"/>
    <style:style style:name="P43" style:parent-style-name="Normale" style:list-style-name="LFO17" style:family="paragraph"/>
    <style:style style:name="P44" style:parent-style-name="Normale" style:family="paragraph">
      <style:text-properties fo:font-weight="bold" style:font-weight-asian="bold" style:font-weight-complex="bold"/>
    </style:style>
    <style:style style:name="P45" style:parent-style-name="Normale" style:list-style-name="LFO18" style:family="paragraph"/>
    <style:style style:name="P46" style:parent-style-name="Normale" style:list-style-name="LFO18" style:family="paragraph">
      <style:text-properties fo:language="en" fo:country="US"/>
    </style:style>
    <style:style style:name="P47" style:parent-style-name="Normale" style:family="paragraph">
      <style:text-properties fo:font-weight="bold" style:font-weight-asian="bold" style:font-weight-complex="bold" fo:language="en" fo:country="US"/>
    </style:style>
    <style:style style:name="P48" style:parent-style-name="Normale" style:list-style-name="LFO19" style:family="paragraph"/>
    <style:style style:name="P49" style:parent-style-name="Normale" style:list-style-name="LFO19" style:family="paragraph"/>
    <style:style style:name="P50" style:parent-style-name="Normale" style:list-style-name="LFO19" style:family="paragraph"/>
    <style:style style:name="T51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52" style:parent-style-name="Car.predefinitoparagrafo" style:family="text">
      <style:text-properties fo:font-weight="bold" style:font-weight-asian="bold" style:font-weight-complex="bold"/>
    </style:style>
    <style:style style:name="P53" style:parent-style-name="Normale" style:family="paragraph">
      <style:text-properties fo:font-weight="bold" style:font-weight-asian="bold" style:font-weight-complex="bold"/>
    </style:style>
    <style:style style:name="T54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55" style:parent-style-name="Car.predefinitoparagrafo" style:family="text">
      <style:text-properties fo:font-weight="bold" style:font-weight-asian="bold" style:font-weight-complex="bold"/>
    </style:style>
    <style:style style:name="P56" style:parent-style-name="Normale" style:list-style-name="LFO20" style:family="paragraph"/>
    <style:style style:name="P57" style:parent-style-name="Normale" style:list-style-name="LFO20" style:family="paragraph"/>
    <style:style style:name="P58" style:parent-style-name="Normale" style:list-style-name="LFO20" style:family="paragraph"/>
    <style:style style:name="P59" style:parent-style-name="Normale" style:list-style-name="LFO20" style:family="paragraph"/>
    <style:style style:name="P60" style:parent-style-name="Normale" style:list-style-name="LFO20" style:family="paragraph"/>
    <style:style style:name="T61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62" style:parent-style-name="Car.predefinitoparagrafo" style:family="text">
      <style:text-properties fo:font-weight="bold" style:font-weight-asian="bold" style:font-weight-complex="bold"/>
    </style:style>
    <style:style style:name="T63" style:parent-style-name="Car.predefinitoparagrafo" style:family="text">
      <style:text-properties fo:font-weight="bold" style:font-weight-asian="bold" style:font-weight-complex="bold"/>
    </style:style>
    <style:style style:name="T64" style:parent-style-name="Car.predefinitoparagrafo" style:family="text">
      <style:text-properties fo:font-weight="bold" style:font-weight-asian="bold" style:font-weight-complex="bold"/>
    </style:style>
    <style:style style:name="P65" style:parent-style-name="Normale" style:list-style-name="LFO21" style:family="paragraph"/>
    <style:style style:name="T66" style:parent-style-name="Car.predefinitoparagrafo" style:family="text">
      <style:text-properties fo:font-weight="bold" style:font-weight-asian="bold" style:font-weight-complex="bold"/>
    </style:style>
    <style:style style:name="T67" style:parent-style-name="Car.predefinitoparagrafo" style:family="text">
      <style:text-properties fo:font-weight="bold" style:font-weight-asian="bold" style:font-weight-complex="bold"/>
    </style:style>
    <style:style style:name="T68" style:parent-style-name="Car.predefinitoparagrafo" style:family="text">
      <style:text-properties fo:font-weight="bold" style:font-weight-asian="bold" style:font-weight-complex="bold"/>
    </style:style>
    <style:style style:name="T69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70" style:parent-style-name="Car.predefinitoparagrafo" style:family="text">
      <style:text-properties fo:font-weight="bold" style:font-weight-asian="bold" style:font-weight-complex="bold"/>
    </style:style>
    <style:style style:name="T71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72" style:parent-style-name="Car.predefinitoparagrafo" style:family="text">
      <style:text-properties fo:font-weight="bold" style:font-weight-asian="bold" style:font-weight-complex="bold"/>
    </style:style>
    <style:style style:name="P73" style:parent-style-name="Normale" style:list-style-name="LFO22" style:family="paragraph"/>
    <style:style style:name="P74" style:parent-style-name="Normale" style:list-style-name="LFO22" style:family="paragraph"/>
    <style:style style:name="P75" style:parent-style-name="Normale" style:list-style-name="LFO22" style:family="paragraph"/>
    <style:style style:name="P76" style:parent-style-name="Normale" style:list-style-name="LFO22" style:family="paragraph">
      <style:text-properties fo:language="en" fo:country="US"/>
    </style:style>
    <style:style style:name="P77" style:parent-style-name="Normale" style:list-style-name="LFO22" style:family="paragraph"/>
    <style:style style:name="P78" style:parent-style-name="Normale" style:list-style-name="LFO22" style:family="paragraph"/>
    <style:style style:name="P79" style:parent-style-name="Normale" style:list-style-name="LFO22" style:family="paragraph"/>
    <style:style style:name="P80" style:parent-style-name="Normale" style:list-style-name="LFO22" style:family="paragraph"/>
    <style:style style:name="T81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82" style:parent-style-name="Car.predefinitoparagrafo" style:family="text">
      <style:text-properties fo:font-weight="bold" style:font-weight-asian="bold" style:font-weight-complex="bold"/>
    </style:style>
    <style:style style:name="T83" style:parent-style-name="Car.predefinitoparagrafo" style:family="text">
      <style:text-properties style:font-name="MS Gothic" style:font-name-asian="MS Gothic" style:font-name-complex="MS Gothic"/>
    </style:style>
    <style:style style:name="T84" style:parent-style-name="Car.predefinitoparagrafo" style:family="text">
      <style:text-properties style:font-name-complex="Calibri"/>
    </style:style>
    <style:style style:name="T85" style:parent-style-name="Car.predefinitoparagrafo" style:family="text">
      <style:text-properties style:font-name="MS Gothic" style:font-name-asian="MS Gothic" style:font-name-complex="MS Gothic"/>
    </style:style>
    <style:style style:name="T86" style:parent-style-name="Car.predefinitoparagrafo" style:family="text">
      <style:text-properties style:font-name-complex="Calibri"/>
    </style:style>
    <style:style style:name="T87" style:parent-style-name="Car.predefinitoparagrafo" style:family="text">
      <style:text-properties style:font-name="MS Gothic" style:font-name-asian="MS Gothic" style:font-name-complex="MS Gothic"/>
    </style:style>
    <style:style style:name="T88" style:parent-style-name="Car.predefinitoparagrafo" style:family="text">
      <style:text-properties style:font-name-complex="Calibri"/>
    </style:style>
    <style:style style:name="T89" style:parent-style-name="Car.predefinitoparagrafo" style:family="text">
      <style:text-properties style:font-name="MS Gothic" style:font-name-asian="MS Gothic" style:font-name-complex="MS Gothic"/>
    </style:style>
    <style:style style:name="T90" style:parent-style-name="Car.predefinitoparagrafo" style:family="text">
      <style:text-properties style:font-name-complex="Calibri"/>
    </style:style>
    <style:style style:name="T91" style:parent-style-name="Car.predefinitoparagrafo" style:family="text">
      <style:text-properties style:font-name="MS Gothic" style:font-name-asian="MS Gothic" style:font-name-complex="MS Gothic"/>
    </style:style>
    <style:style style:name="T92" style:parent-style-name="Car.predefinitoparagrafo" style:family="text">
      <style:text-properties style:font-name-complex="Calibri"/>
    </style:style>
    <style:style style:name="T93" style:parent-style-name="Car.predefinitoparagrafo" style:family="text">
      <style:text-properties style:font-name="MS Gothic" style:font-name-asian="MS Gothic" style:font-name-complex="MS Gothic"/>
    </style:style>
    <style:style style:name="T94" style:parent-style-name="Car.predefinitoparagrafo" style:family="text">
      <style:text-properties style:font-name-complex="Calibri"/>
    </style:style>
    <style:style style:name="T95" style:parent-style-name="Car.predefinitoparagrafo" style:family="text">
      <style:text-properties style:font-name="MS Gothic" style:font-name-asian="MS Gothic" style:font-name-complex="MS Gothic"/>
    </style:style>
    <style:style style:name="T96" style:parent-style-name="Car.predefinitoparagrafo" style:family="text">
      <style:text-properties style:font-name-complex="Calibri"/>
    </style:style>
    <style:style style:name="T97" style:parent-style-name="Car.predefinitoparagrafo" style:family="text">
      <style:text-properties style:font-name="MS Gothic" style:font-name-asian="MS Gothic" style:font-name-complex="MS Gothic"/>
    </style:style>
    <style:style style:name="T98" style:parent-style-name="Car.predefinitoparagrafo" style:family="text">
      <style:text-properties style:font-name-complex="Calibri"/>
    </style:style>
    <style:style style:name="P99" style:parent-style-name="Normale" style:family="paragraph">
      <style:text-properties fo:language="en" fo:country="US"/>
    </style:style>
    <style:style style:name="T100" style:parent-style-name="Car.predefinitoparagrafo" style:family="text">
      <style:text-properties fo:language="en" fo:country="US"/>
    </style:style>
    <style:style style:name="T101" style:parent-style-name="Car.predefinitoparagrafo" style:family="text">
      <style:text-properties style:font-name="MS Gothic" style:font-name-asian="MS Gothic" style:font-name-complex="MS Gothic" fo:language="en" fo:country="US"/>
    </style:style>
    <style:style style:name="T102" style:parent-style-name="Car.predefinitoparagrafo" style:family="text">
      <style:text-properties style:font-name-complex="Calibri" fo:language="en" fo:country="US"/>
    </style:style>
    <style:style style:name="T103" style:parent-style-name="Car.predefinitoparagrafo" style:family="text">
      <style:text-properties fo:language="en" fo:country="US"/>
    </style:style>
    <style:style style:name="T104" style:parent-style-name="Car.predefinitoparagrafo" style:family="text">
      <style:text-properties fo:language="en" fo:country="US"/>
    </style:style>
    <style:style style:name="T105" style:parent-style-name="Car.predefinitoparagrafo" style:family="text">
      <style:text-properties style:font-name="MS Gothic" style:font-name-asian="MS Gothic" style:font-name-complex="MS Gothic" fo:language="en" fo:country="US"/>
    </style:style>
    <style:style style:name="T106" style:parent-style-name="Car.predefinitoparagrafo" style:family="text">
      <style:text-properties style:font-name-complex="Calibri" fo:language="en" fo:country="US"/>
    </style:style>
    <style:style style:name="T107" style:parent-style-name="Car.predefinitoparagrafo" style:family="text">
      <style:text-properties fo:language="en" fo:country="US"/>
    </style:style>
    <style:style style:name="T108" style:parent-style-name="Car.predefinitoparagrafo" style:family="text">
      <style:text-properties fo:language="en" fo:country="US"/>
    </style:style>
    <style:style style:name="T109" style:parent-style-name="Car.predefinitoparagrafo" style:family="text">
      <style:text-properties style:font-name="MS Gothic" style:font-name-asian="MS Gothic" style:font-name-complex="MS Gothic" fo:language="en" fo:country="US"/>
    </style:style>
    <style:style style:name="T110" style:parent-style-name="Car.predefinitoparagrafo" style:family="text">
      <style:text-properties style:font-name-complex="Calibri" fo:language="en" fo:country="US"/>
    </style:style>
    <style:style style:name="T111" style:parent-style-name="Car.predefinitoparagrafo" style:family="text">
      <style:text-properties fo:language="en" fo:country="US"/>
    </style:style>
    <style:style style:name="T112" style:parent-style-name="Car.predefinitoparagrafo" style:family="text">
      <style:text-properties fo:language="en" fo:country="US"/>
    </style:style>
    <style:style style:name="T113" style:parent-style-name="Car.predefinitoparagrafo" style:family="text">
      <style:text-properties style:font-name="MS Gothic" style:font-name-asian="MS Gothic" style:font-name-complex="MS Gothic" fo:language="en" fo:country="US"/>
    </style:style>
    <style:style style:name="T114" style:parent-style-name="Car.predefinitoparagrafo" style:family="text">
      <style:text-properties style:font-name-complex="Calibri" fo:language="en" fo:country="US"/>
    </style:style>
    <style:style style:name="T115" style:parent-style-name="Car.predefinitoparagrafo" style:family="text">
      <style:text-properties fo:language="en" fo:country="US"/>
    </style:style>
    <style:style style:name="T116" style:parent-style-name="Car.predefinitoparagrafo" style:family="text">
      <style:text-properties fo:language="en" fo:country="US"/>
    </style:style>
    <style:style style:name="T117" style:parent-style-name="Car.predefinitoparagrafo" style:family="text">
      <style:text-properties style:font-name="MS Gothic" style:font-name-asian="MS Gothic" style:font-name-complex="MS Gothic" fo:language="en" fo:country="US"/>
    </style:style>
    <style:style style:name="T118" style:parent-style-name="Car.predefinitoparagrafo" style:family="text">
      <style:text-properties style:font-name-complex="Calibri" fo:language="en" fo:country="US"/>
    </style:style>
    <style:style style:name="T119" style:parent-style-name="Car.predefinitoparagrafo" style:family="text">
      <style:text-properties fo:language="en" fo:country="US"/>
    </style:style>
    <style:style style:name="P120" style:parent-style-name="Normale" style:family="paragraph">
      <style:text-properties fo:language="en" fo:country="US"/>
    </style:style>
    <style:style style:name="T121" style:parent-style-name="Car.predefinitoparagrafo" style:family="text">
      <style:text-properties fo:language="en" fo:country="US"/>
    </style:style>
    <style:style style:name="T122" style:parent-style-name="Car.predefinitoparagrafo" style:family="text">
      <style:text-properties style:font-name="MS Gothic" style:font-name-asian="MS Gothic" style:font-name-complex="MS Gothic" fo:language="en" fo:country="US"/>
    </style:style>
    <style:style style:name="T123" style:parent-style-name="Car.predefinitoparagrafo" style:family="text">
      <style:text-properties style:font-name-complex="Calibri" fo:language="en" fo:country="US"/>
    </style:style>
    <style:style style:name="T124" style:parent-style-name="Car.predefinitoparagrafo" style:family="text">
      <style:text-properties fo:language="en" fo:country="US"/>
    </style:style>
    <style:style style:name="T125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126" style:parent-style-name="Car.predefinitoparagrafo" style:family="text">
      <style:text-properties fo:font-weight="bold" style:font-weight-asian="bold" style:font-weight-complex="bold"/>
    </style:style>
    <style:style style:name="P127" style:parent-style-name="Normale" style:family="paragraph">
      <style:text-properties fo:language="en" fo:country="US"/>
    </style:style>
    <style:style style:name="P128" style:parent-style-name="Normale" style:family="paragraph">
      <style:text-properties fo:language="en" fo:country="US"/>
    </style:style>
    <style:style style:name="P129" style:parent-style-name="Normale" style:family="paragraph">
      <style:text-properties fo:language="en" fo:country="US"/>
    </style:style>
    <style:style style:name="P130" style:parent-style-name="Normale" style:family="paragraph">
      <style:text-properties fo:language="en" fo:country="US"/>
    </style:style>
    <style:style style:name="P131" style:parent-style-name="Normale" style:family="paragraph">
      <style:text-properties fo:language="en" fo:country="US"/>
    </style:style>
    <style:style style:name="P132" style:parent-style-name="Normale" style:family="paragraph">
      <style:text-properties fo:language="en" fo:country="US"/>
    </style:style>
    <style:style style:name="P133" style:parent-style-name="Normale" style:family="paragraph">
      <style:text-properties fo:language="en" fo:country="US"/>
    </style:style>
    <style:style style:name="T134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135" style:parent-style-name="Car.predefinitoparagrafo" style:family="text">
      <style:text-properties fo:font-weight="bold" style:font-weight-asian="bold" style:font-weight-complex="bold"/>
    </style:style>
    <style:style style:name="P136" style:parent-style-name="Normale" style:list-style-name="LFO23" style:family="paragraph"/>
    <style:style style:name="T137" style:parent-style-name="Car.predefinitoparagrafo" style:family="text">
      <style:text-properties fo:font-weight="bold" style:font-weight-asian="bold" style:font-weight-complex="bold"/>
    </style:style>
    <style:style style:name="P138" style:parent-style-name="Normale" style:list-style-name="LFO23" style:family="paragraph"/>
    <style:style style:name="P139" style:parent-style-name="Normale" style:list-style-name="LFO23" style:family="paragraph"/>
    <style:style style:name="P140" style:parent-style-name="Normale" style:list-style-name="LFO23" style:family="paragraph"/>
    <style:style style:name="P141" style:parent-style-name="Normale" style:list-style-name="LFO23" style:family="paragraph"/>
    <style:style style:name="P142" style:parent-style-name="Normale" style:list-style-name="LFO23" style:family="paragraph"/>
    <style:style style:name="P143" style:parent-style-name="Normale" style:list-style-name="LFO23" style:family="paragraph"/>
    <style:style style:name="T144" style:parent-style-name="Car.predefinitoparagrafo" style:family="text">
      <style:text-properties fo:font-weight="bold" style:font-weight-asian="bold" style:font-weight-complex="bold"/>
    </style:style>
    <style:style style:name="P145" style:parent-style-name="Normale" style:list-style-name="LFO23" style:family="paragraph"/>
    <style:style style:name="P146" style:parent-style-name="Normale" style:list-style-name="LFO23" style:family="paragraph"/>
    <style:style style:name="P147" style:parent-style-name="Normale" style:list-style-name="LFO23" style:family="paragraph"/>
    <style:style style:name="P148" style:parent-style-name="Normale" style:list-style-name="LFO23" style:family="paragraph"/>
    <style:style style:name="T149" style:parent-style-name="Car.predefinitoparagrafo" style:family="text">
      <style:text-properties fo:font-weight="bold" style:font-weight-asian="bold" style:font-weight-complex="bold"/>
    </style:style>
    <style:style style:name="P150" style:parent-style-name="Normale" style:list-style-name="LFO23" style:family="paragraph"/>
    <style:style style:name="P151" style:parent-style-name="Normale" style:list-style-name="LFO23" style:family="paragraph"/>
    <style:style style:name="T152" style:parent-style-name="Car.predefinitoparagrafo" style:family="text">
      <style:text-properties fo:font-weight="bold" style:font-weight-asian="bold" style:font-weight-complex="bold"/>
    </style:style>
    <style:style style:name="P153" style:parent-style-name="Normale" style:list-style-name="LFO23" style:family="paragraph"/>
    <style:style style:name="T154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155" style:parent-style-name="Car.predefinitoparagrafo" style:family="text">
      <style:text-properties fo:font-weight="bold" style:font-weight-asian="bold" style:font-weight-complex="bold"/>
    </style:style>
    <style:style style:name="P156" style:parent-style-name="Normale" style:list-style-name="LFO24" style:family="paragraph"/>
    <style:style style:name="P157" style:parent-style-name="Normale" style:list-style-name="LFO24" style:family="paragraph"/>
    <style:style style:name="P158" style:parent-style-name="Normale" style:list-style-name="LFO24" style:family="paragraph"/>
    <style:style style:name="T159" style:parent-style-name="Car.predefinitoparagrafo" style:family="text">
      <style:text-properties fo:language="en" fo:country="US"/>
    </style:style>
    <style:style style:name="T160" style:parent-style-name="Car.predefinitoparagrafo" style:family="text">
      <style:text-properties fo:language="en" fo:country="US"/>
    </style:style>
    <style:style style:name="T161" style:parent-style-name="Car.predefinitoparagrafo" style:family="text">
      <style:text-properties fo:font-weight="bold" style:font-weight-asian="bold" style:font-weight-complex="bold" fo:language="en" fo:country="US"/>
    </style:style>
    <style:style style:name="T162" style:parent-style-name="Car.predefinitoparagrafo" style:family="text">
      <style:text-properties fo:language="en" fo:country="US"/>
    </style:style>
    <style:style style:name="T163" style:parent-style-name="Car.predefinitoparagrafo" style:family="text">
      <style:text-properties fo:font-weight="bold" style:font-weight-asian="bold" style:font-weight-complex="bold" fo:language="en" fo:country="US"/>
    </style:style>
    <style:style style:name="T164" style:parent-style-name="Car.predefinitoparagrafo" style:family="text">
      <style:text-properties fo:language="en" fo:country="US"/>
    </style:style>
    <style:style style:name="T165" style:parent-style-name="Car.predefinitoparagrafo" style:family="text">
      <style:text-properties fo:font-weight="bold" style:font-weight-asian="bold" style:font-weight-complex="bold" fo:language="en" fo:country="US"/>
    </style:style>
    <style:style style:name="T166" style:parent-style-name="Car.predefinitoparagrafo" style:family="text">
      <style:text-properties fo:language="en" fo:country="US"/>
    </style:style>
    <style:style style:name="T167" style:parent-style-name="Car.predefinitoparagrafo" style:family="text">
      <style:text-properties fo:font-weight="bold" style:font-weight-asian="bold" style:font-weight-complex="bold" fo:language="en" fo:country="US"/>
    </style:style>
    <style:style style:name="T168" style:parent-style-name="Car.predefinitoparagrafo" style:family="text">
      <style:text-properties fo:language="en" fo:country="US"/>
    </style:style>
    <style:style style:name="T169" style:parent-style-name="Car.predefinitoparagrafo" style:family="text">
      <style:text-properties fo:language="en" fo:country="US"/>
    </style:style>
    <style:style style:name="T170" style:parent-style-name="Car.predefinitoparagrafo" style:family="text">
      <style:text-properties fo:language="en" fo:country="US"/>
    </style:style>
    <style:style style:name="T171" style:parent-style-name="Car.predefinitoparagrafo" style:family="text">
      <style:text-properties fo:font-weight="bold" style:font-weight-asian="bold" style:font-weight-complex="bold" fo:language="en" fo:country="US"/>
    </style:style>
    <style:style style:name="T172" style:parent-style-name="Car.predefinitoparagrafo" style:family="text">
      <style:text-properties fo:language="en" fo:country="US"/>
    </style:style>
    <style:style style:name="T173" style:parent-style-name="Car.predefinitoparagrafo" style:family="text">
      <style:text-properties fo:font-weight="bold" style:font-weight-asian="bold" style:font-weight-complex="bold"/>
    </style:style>
    <style:style style:name="P174" style:parent-style-name="Normale" style:family="paragraph">
      <style:text-properties fo:language="en" fo:country="US"/>
    </style:style>
    <style:style style:name="T175" style:parent-style-name="Car.predefinitoparagrafo" style:family="text">
      <style:text-properties fo:language="en" fo:country="US"/>
    </style:style>
    <style:style style:name="T176" style:parent-style-name="Car.predefinitoparagrafo" style:family="text">
      <style:text-properties fo:language="en" fo:country="US"/>
    </style:style>
    <style:style style:name="T177" style:parent-style-name="Car.predefinitoparagrafo" style:family="text">
      <style:text-properties fo:font-weight="bold" style:font-weight-asian="bold" style:font-weight-complex="bold"/>
    </style:style>
    <style:style style:name="T178" style:parent-style-name="Car.predefinitoparagrafo" style:family="text">
      <style:text-properties fo:font-weight="bold" style:font-weight-asian="bold" style:font-weight-complex="bold"/>
    </style:style>
    <style:style style:name="T179" style:parent-style-name="Car.predefinitoparagrafo" style:family="text">
      <style:text-properties fo:font-weight="bold" style:font-weight-asian="bold" style:font-weight-complex="bold"/>
    </style:style>
    <style:style style:name="T180" style:parent-style-name="Car.predefinitoparagrafo" style:family="text">
      <style:text-properties fo:font-weight="bold" style:font-weight-asian="bold" style:font-weight-complex="bold"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Per stimare il<text:s/><text:span text:style-name="T2">tempo necessario allo sviluppo dell'app frontend Laravel</text:span><text:s/>descritta, bisogna considerare:</text:p>
      <text:list text:style-name="LFO9" text:continue-numbering="true">
        <text:list-item>
          <text:p text:style-name="P3"><text:span text:style-name="T4">La complessità delle funzionalità</text:span><text:s/>(integrazione API, autenticazione con Google, pagamento Stripe, dashboard dinamica, ecc.).</text:p>
        </text:list-item>
        <text:list-item>
          <text:p text:style-name="P5"><text:span text:style-name="T6">Il livello di rifinitura richiesto</text:span><text:s/>(UI/UX curata, responsive design, validazione, error handling).</text:p>
        </text:list-item>
        <text:list-item>
          <text:p text:style-name="P7"><text:span text:style-name="T8">L’esperienza del team</text:span><text:s/>(junior vs senior).</text:p>
        </text:list-item>
        <text:list-item>
          <text:p text:style-name="P9"><text:span text:style-name="T10">Se ci sono asset già pronti</text:span><text:s/>(grafica, testi, account Stripe/Google configurati, ecc.).</text:p>
        </text:list-item>
      </text:list>
      <text:p text:style-name="P11">Stima realistica per un team di 1-2 sviluppatori Laravel esperti</text:p>
      <text:p text:style-name="Normale">Suddividendo il lavoro in moduli e assumendo uno<text:s/><text:span text:style-name="T12">sviluppo full-time</text:span>, ecco una<text:s/><text:span text:style-name="T13">stima in giorni lavorativi (effort netto, non durata totale)</text:span>:</text:p>
      <text:p text:style-name="Normale"><draw:custom-shape svg:x="0in" svg:y="0in" svg:width="45.51042in" svg:height="0.00139in" draw:z-index="0" draw:id="id0" draw:style-name="a0" draw:name="Horizontal Line 85" text:anchor-type="as-char"><svg:title/><svg:desc/><draw:enhanced-geometry draw:type="non-primitive" svg:viewBox="0 0 21600 21600" draw:enhanced-path="M 0 0 L 21600 0 21600 21600 0 21600 Z N"/></draw:custom-shape></text:p>
      <text:p text:style-name="P14">1. Impostazione progetto &amp; architettura base (1-2 giorni)</text:p>
      <text:list text:style-name="LFO10" text:continue-numbering="true">
        <text:list-item>
          <text:p text:style-name="P15">Setup Laravel</text:p>
        </text:list-item>
        <text:list-item>
          <text:p text:style-name="P16">Configurazione ambienti (dev/prod)</text:p>
        </text:list-item>
        <text:list-item>
          <text:p text:style-name="P17">Routing base, middleware, autenticazione via Google</text:p>
        </text:list-item>
      </text:list>
      <text:p text:style-name="Normale"><draw:custom-shape svg:x="0in" svg:y="0in" svg:width="45.51042in" svg:height="0.00139in" draw:z-index="0" draw:id="id1" draw:style-name="a1" draw:name="Horizontal Line 86" text:anchor-type="as-char"><svg:title/><svg:desc/><draw:enhanced-geometry draw:type="non-primitive" svg:viewBox="0 0 21600 21600" draw:enhanced-path="M 0 0 L 21600 0 21600 21600 0 21600 Z N"/></draw:custom-shape></text:p>
      <text:p text:style-name="P18">2. Landing Page (1-2 giorni)</text:p>
      <text:list text:style-name="LFO11" text:continue-numbering="true">
        <text:list-item>
          <text:p text:style-name="P19">Layout responsive, pulsanti login/registrazione</text:p>
        </text:list-item>
        <text:list-item>
          <text:p text:style-name="P20">Link alla pagina di vendita</text:p>
        </text:list-item>
      </text:list>
      <text:p text:style-name="Normale"><draw:custom-shape svg:x="0in" svg:y="0in" svg:width="45.51042in" svg:height="0.00139in" draw:z-index="0" draw:id="id2" draw:style-name="a2" draw:name="Horizontal Line 87" text:anchor-type="as-char"><svg:title/><svg:desc/><draw:enhanced-geometry draw:type="non-primitive" svg:viewBox="0 0 21600 21600" draw:enhanced-path="M 0 0 L 21600 0 21600 21600 0 21600 Z N"/></draw:custom-shape></text:p>
      <text:p text:style-name="P21">3. Pagina Vendita (1-2 giorni)</text:p>
      <text:list text:style-name="LFO12" text:continue-numbering="true">
        <text:list-item>
          <text:p text:style-name="P22">Visualizzazione pacchetti</text:p>
        </text:list-item>
        <text:list-item>
          <text:p text:style-name="P23">Selezione pacchetto e navigazione al form</text:p>
        </text:list-item>
      </text:list>
      <text:p text:style-name="Normale"><draw:custom-shape svg:x="0in" svg:y="0in" svg:width="45.51042in" svg:height="0.00139in" draw:z-index="0" draw:id="id3" draw:style-name="a3" draw:name="Horizontal Line 88" text:anchor-type="as-char"><svg:title/><svg:desc/><draw:enhanced-geometry draw:type="non-primitive" svg:viewBox="0 0 21600 21600" draw:enhanced-path="M 0 0 L 21600 0 21600 21600 0 21600 Z N"/></draw:custom-shape></text:p>
      <text:p text:style-name="P24">4. Form Inserimento Dati Libro (2 giorni)</text:p>
      <text:list text:style-name="LFO13" text:continue-numbering="true">
        <text:list-item>
          <text:p text:style-name="P25">Input validati</text:p>
        </text:list-item>
        <text:list-item>
          <text:p text:style-name="P26">Salvataggio dati temporanei in sessione/state</text:p>
        </text:list-item>
        <text:list-item>
          <text:p text:style-name="P27">Preparazione per invio all’API dopo pagamento</text:p>
        </text:list-item>
      </text:list>
      <text:p text:style-name="Normale"><draw:custom-shape svg:x="0in" svg:y="0in" svg:width="45.51042in" svg:height="0.00139in" draw:z-index="0" draw:id="id4" draw:style-name="a4" draw:name="Horizontal Line 89" text:anchor-type="as-char"><svg:title/><svg:desc/><draw:enhanced-geometry draw:type="non-primitive" svg:viewBox="0 0 21600 21600" draw:enhanced-path="M 0 0 L 21600 0 21600 21600 0 21600 Z N"/></draw:custom-shape></text:p>
      <text:p text:style-name="P28">5. Integrazione Login Google (2-3 giorni)</text:p>
      <text:list text:style-name="LFO14" text:continue-numbering="true">
        <text:list-item>
          <text:p text:style-name="P29">Implementazione con Laravel Socialite</text:p>
        </text:list-item>
        <text:list-item>
          <text:p text:style-name="P30">Gestione utenti nuovi/esistenti</text:p>
        </text:list-item>
        <text:list-item>
          <text:p text:style-name="P31">Salvataggio token JWT per chiamate API</text:p>
        </text:list-item>
      </text:list>
      <text:p text:style-name="Normale"><draw:custom-shape svg:x="0in" svg:y="0in" svg:width="45.51042in" svg:height="0.00139in" draw:z-index="0" draw:id="id5" draw:style-name="a5" draw:name="Horizontal Line 90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P32">6. Integrazione Pagamento Stripe (2-3 giorni)</text:p>
      <text:list text:style-name="LFO15" text:continue-numbering="true">
        <text:list-item>
          <text:p text:style-name="P33">Checkout con importo variabile in base al pacchetto scelto</text:p>
        </text:list-item>
        <text:list-item>
          <text:p text:style-name="P34">Validazione pagamento</text:p>
        </text:list-item>
        <text:list-item>
          <text:p text:style-name="P35">Solo dopo successo: chiamata POST /schedule_book</text:p>
        </text:list-item>
      </text:list>
      <text:p text:style-name="Normale"><draw:custom-shape svg:x="0in" svg:y="0in" svg:width="45.51042in" svg:height="0.00139in" draw:z-index="0" draw:id="id6" draw:style-name="a6" draw:name="Horizontal Line 91" text:anchor-type="as-char"><svg:title/><svg:desc/><draw:enhanced-geometry draw:type="non-primitive" svg:viewBox="0 0 21600 21600" draw:enhanced-path="M 0 0 L 21600 0 21600 21600 0 21600 Z N"/></draw:custom-shape></text:p>
      <text:p text:style-name="P36">7. Dashboard Utente (3-4 giorni)</text:p>
      <text:list text:style-name="LFO16" text:continue-numbering="true">
        <text:list-item>
          <text:p text:style-name="P37">Layout con tabella dinamica (GET /user_books)</text:p>
        </text:list-item>
        <text:list-item>
          <text:p text:style-name="P38">Popup/box con dettagli (GET /book/{book_id})</text:p>
        </text:list-item>
        <text:list-item>
          <text:p text:style-name="P39">Download libro (GET /download/{book_id})</text:p>
        </text:list-item>
      </text:list>
      <text:p text:style-name="Normale"><draw:custom-shape svg:x="0in" svg:y="0in" svg:width="45.51042in" svg:height="0.00139in" draw:z-index="0" draw:id="id7" draw:style-name="a7" draw:name="Horizontal Line 92" text:anchor-type="as-char"><svg:title/><svg:desc/><draw:enhanced-geometry draw:type="non-primitive" svg:viewBox="0 0 21600 21600" draw:enhanced-path="M 0 0 L 21600 0 21600 21600 0 21600 Z N"/></draw:custom-shape></text:p>
      <text:p text:style-name="P40">8. Autenticazione API con JWT (1-2 giorni)</text:p>
      <text:list text:style-name="LFO17" text:continue-numbering="true">
        <text:list-item>
          <text:p text:style-name="P41">Conservazione token</text:p>
        </text:list-item>
        <text:list-item>
          <text:p text:style-name="P42">Iniezione nelle chiamate con Laravel HTTP Client</text:p>
        </text:list-item>
        <text:list-item>
          <text:p text:style-name="P43">Refresh gestione errori API</text:p>
        </text:list-item>
      </text:list>
      <text:p text:style-name="Normale"><draw:custom-shape svg:x="0in" svg:y="0in" svg:width="45.51042in" svg:height="0.00139in" draw:z-index="0" draw:id="id8" draw:style-name="a8" draw:name="Horizontal Line 93" text:anchor-type="as-char"><svg:title/><svg:desc/><draw:enhanced-geometry draw:type="non-primitive" svg:viewBox="0 0 21600 21600" draw:enhanced-path="M 0 0 L 21600 0 21600 21600 0 21600 Z N"/></draw:custom-shape></text:p>
      <text:p text:style-name="P44">9. Pagine Legali e Footer (1 giorno)</text:p>
      <text:list text:style-name="LFO18" text:continue-numbering="true">
        <text:list-item>
          <text:p text:style-name="P45">Statiche o CMS-based</text:p>
        </text:list-item>
        <text:list-item>
          <text:p text:style-name="P46">Layout base per Termini, Privacy, Cookie</text:p>
        </text:list-item>
      </text:list>
      <text:p text:style-name="Normale"><draw:custom-shape svg:x="0in" svg:y="0in" svg:width="45.51042in" svg:height="0.00139in" draw:z-index="0" draw:id="id9" draw:style-name="a9" draw:name="Horizontal Line 94" text:anchor-type="as-char"><svg:title/><svg:desc/><draw:enhanced-geometry draw:type="non-primitive" svg:viewBox="0 0 21600 21600" draw:enhanced-path="M 0 0 L 21600 0 21600 21600 0 21600 Z N"/></draw:custom-shape></text:p>
      <text:p text:style-name="P47">10. Test, debug, responsive, fine-tuning (3-4 giorni)</text:p>
      <text:list text:style-name="LFO19" text:continue-numbering="true">
        <text:list-item>
          <text:p text:style-name="P48">Verifica flusso completo</text:p>
        </text:list-item>
        <text:list-item>
          <text:p text:style-name="P49">Mobile responsive</text:p>
        </text:list-item>
        <text:list-item>
          <text:p text:style-name="P50">Handling errori API, casi limite, UX rifinita</text:p>
        </text:list-item>
      </text:list>
      <text:p text:style-name="Normale"><draw:custom-shape svg:x="0in" svg:y="0in" svg:width="45.51042in" svg:height="0.00139in" draw:z-index="0" draw:id="id10" draw:style-name="a10" draw:name="Horizontal Line 95" text:anchor-type="as-char"><svg:title/><svg:desc/><draw:enhanced-geometry draw:type="non-primitive" svg:viewBox="0 0 21600 21600" draw:enhanced-path="M 0 0 L 21600 0 21600 21600 0 21600 Z N"/></draw:custom-shape></text:p>
      <text:p text:style-name="Normale"><text:span text:style-name="T51">⏱️</text:span><text:span text:style-name="T52"><text:s/>Totale Stimato: ~20-26 giorni lavorativi (1 sviluppatore full-time)</text:span></text:p>
      <text:p text:style-name="P53">Con un team di 2 persone: ~2-3 settimane in parallelo</text:p>
      <text:p text:style-name="Normale"><draw:custom-shape svg:x="0in" svg:y="0in" svg:width="45.51042in" svg:height="0.00139in" draw:z-index="0" draw:id="id11" draw:style-name="a11" draw:name="Horizontal Line 96" text:anchor-type="as-char"><svg:title/><svg:desc/><draw:enhanced-geometry draw:type="non-primitive" svg:viewBox="0 0 21600 21600" draw:enhanced-path="M 0 0 L 21600 0 21600 21600 0 21600 Z N"/></draw:custom-shape></text:p>
      <text:p text:style-name="Normale"><text:span text:style-name="T54">📌</text:span><text:span text:style-name="T55"><text:s/>Fattori che possono aumentare i tempi:</text:span></text:p>
      <text:list text:style-name="LFO20" text:continue-numbering="true">
        <text:list-item>
          <text:p text:style-name="P56">UI/UX molto curata o animazioni custom</text:p>
        </text:list-item>
        <text:list-item>
          <text:p text:style-name="P57">Gestione multilingua</text:p>
        </text:list-item>
        <text:list-item>
          <text:p text:style-name="P58">Ottimizzazione SEO</text:p>
        </text:list-item>
        <text:list-item>
          <text:p text:style-name="P59">Logiche particolari sul pricing o coupon</text:p>
        </text:list-item>
        <text:list-item>
          <text:p text:style-name="P60">Dashboard utente complessa con grafici o filtri</text:p>
        </text:list-item>
      </text:list>
      <text:p text:style-name="Normale"><draw:custom-shape svg:x="0in" svg:y="0in" svg:width="45.51042in" svg:height="0.00139in" draw:z-index="0" draw:id="id12" draw:style-name="a12" draw:name="Horizontal Line 97" text:anchor-type="as-char"><svg:title/><svg:desc/><draw:enhanced-geometry draw:type="non-primitive" svg:viewBox="0 0 21600 21600" draw:enhanced-path="M 0 0 L 21600 0 21600 21600 0 21600 Z N"/></draw:custom-shape></text:p>
      <text:p text:style-name="Normale"><text:span text:style-name="T61">💡</text:span><text:span text:style-name="T62"><text:s/>Suggerimento per gestione progetto</text:span></text:p>
      <text:p text:style-name="Normale">Usa un approccio<text:s/><text:span text:style-name="T63">modulare</text:span>, con<text:s/><text:span text:style-name="T64">versione MVP</text:span><text:s/>iniziale che comprende:</text:p>
      <text:list text:style-name="LFO21" text:continue-numbering="true">
        <text:list-item>
          <text:p text:style-name="P65">Landing → Vendita → Form → Google Login → Stripe → Dashboard semplice<text:line-break/>Poi si aggiungono i dettagli (legal pages, miglioramenti UX, analytics, ecc.).</text:p>
        </text:list-item>
      </text:list>
      <text:p text:style-name="Normale"><draw:custom-shape svg:x="0in" svg:y="0in" svg:width="45.51042in" svg:height="0.00139in" draw:z-index="0" draw:id="id13" draw:style-name="a13" draw:name="Horizontal Line 98" text:anchor-type="as-char"><svg:title/><svg:desc/><draw:enhanced-geometry draw:type="non-primitive" svg:viewBox="0 0 21600 21600" draw:enhanced-path="M 0 0 L 21600 0 21600 21600 0 21600 Z N"/></draw:custom-shape></text:p>
      <text:p text:style-name="Normale">Se vuoi, posso anche aiutarti a<text:s/><text:span text:style-name="T66">tradurre questa analisi in un Gantt</text:span><text:s/>o in una<text:s/><text:span text:style-name="T67">lista di task per Asana/Trello/Jira</text:span>. Fammi sapere!</text:p>
      <text:p text:style-name="Normale"/>
      <text:p text:style-name="Normale">Perfetto! Ti propongo uno<text:s/><text:span text:style-name="T68">starter kit Laravel</text:span><text:s/>pensato appositamente per la tua app frontend che comunica con un backend FastAPI esterno e gestisce login Google + pagamento Stripe. Il template sarà organizzato per essere subito operativo.</text:p>
      <text:p text:style-name="Normale"><draw:custom-shape svg:x="0in" svg:y="0in" svg:width="45.51042in" svg:height="0.00139in" draw:z-index="0" draw:id="id14" draw:style-name="a14" draw:name="Horizontal Line 143" text:anchor-type="as-char"><svg:title/><svg:desc/><draw:enhanced-geometry draw:type="non-primitive" svg:viewBox="0 0 21600 21600" draw:enhanced-path="M 0 0 L 21600 0 21600 21600 0 21600 Z N"/></draw:custom-shape></text:p>
      <text:p text:style-name="Normale"><text:span text:style-name="T69">🧱</text:span><text:span text:style-name="T70"><text:s/>Laravel Starter Kit – Generatore Libri Amazon KDP</text:span></text:p>
      <text:p text:style-name="Normale"><text:span text:style-name="T71">✅</text:span><text:span text:style-name="T72"><text:s/>Funzionalità già incluse:</text:span></text:p>
      <text:list text:style-name="LFO22" text:continue-numbering="true">
        <text:list-item>
          <text:p text:style-name="P73">Setup Laravel 11</text:p>
        </text:list-item>
        <text:list-item>
          <text:p text:style-name="P74">Socialite per Login con Google</text:p>
        </text:list-item>
        <text:list-item>
          <text:p text:style-name="P75">Layout Blade con Tailwind CSS</text:p>
        </text:list-item>
        <text:list-item>
          <text:p text:style-name="P76">Routing base (Landing, Vendita, Form, Dashboard)</text:p>
        </text:list-item>
        <text:list-item>
          <text:p text:style-name="P77">Middleware auth per proteggere la dashboard</text:p>
        </text:list-item>
        <text:list-item>
          <text:p text:style-name="P78">Base per chiamate API con token JWT</text:p>
        </text:list-item>
        <text:list-item>
          <text:p text:style-name="P79">File .env.example già configurato</text:p>
        </text:list-item>
        <text:list-item>
          <text:p text:style-name="P80">Stripe SDK installato (non ancora integrato)</text:p>
        </text:list-item>
      </text:list>
      <text:p text:style-name="Normale"><draw:custom-shape svg:x="0in" svg:y="0in" svg:width="45.51042in" svg:height="0.00139in" draw:z-index="0" draw:id="id15" draw:style-name="a15" draw:name="Horizontal Line 144" text:anchor-type="as-char"><svg:title/><svg:desc/><draw:enhanced-geometry draw:type="non-primitive" svg:viewBox="0 0 21600 21600" draw:enhanced-path="M 0 0 L 21600 0 21600 21600 0 21600 Z N"/></draw:custom-shape></text:p>
      <text:p text:style-name="Normale"><text:span text:style-name="T81">📁</text:span><text:span text:style-name="T82"><text:s/>Struttura Directory</text:span></text:p>
      <text:p text:style-name="Normale">app/</text:p>
      <text:p text:style-name="Normale"><text:span text:style-name="T83">├</text:span><text:span text:style-name="T84">──</text:span><text:s/>Http/</text:p>
      <text:p text:style-name="Normale">│ <text:s text:c="2"/><text:span text:style-name="T85">├</text:span><text:span text:style-name="T86">──</text:span><text:s/>Controllers/</text:p>
      <text:p text:style-name="Normale">│ <text:s text:c="2"/>│ <text:s text:c="2"/><text:span text:style-name="T87">├</text:span><text:span text:style-name="T88">──</text:span><text:s/>AuthController.php</text:p>
      <text:p text:style-name="Normale">│ <text:s text:c="2"/>│ <text:s text:c="2"/><text:span text:style-name="T89">├</text:span><text:span text:style-name="T90">──</text:span><text:s/>DashboardController.php</text:p>
      <text:p text:style-name="Normale">│ <text:s text:c="2"/>│ <text:s text:c="2"/><text:span text:style-name="T91">├</text:span><text:span text:style-name="T92">──</text:span><text:s/>FormController.php</text:p>
      <text:p text:style-name="Normale">│ <text:s text:c="2"/>│ <text:s text:c="2"/><text:span text:style-name="T93">├</text:span><text:span text:style-name="T94">──</text:span><text:s/>LandingController.php</text:p>
      <text:soft-page-break/>
      <text:p text:style-name="Normale">│ <text:s text:c="2"/>│ <text:s text:c="2"/>└── PackageController.php</text:p>
      <text:p text:style-name="Normale">│ <text:s text:c="2"/><text:span text:style-name="T95">├</text:span><text:span text:style-name="T96">──</text:span><text:s/>Middleware/</text:p>
      <text:p text:style-name="Normale">│ <text:s text:c="2"/>└── Requests/</text:p>
      <text:p text:style-name="Normale"><text:span text:style-name="T97">├</text:span><text:span text:style-name="T98">──</text:span><text:s/>Services/</text:p>
      <text:p text:style-name="Normale">│ <text:s text:c="2"/>└── ApiClient.php <text:s text:c="9"/># Guzzle per interazione con FastAPI</text:p>
      <text:p text:style-name="P99">resources/views/</text:p>
      <text:p text:style-name="Normale"><text:span text:style-name="T100">│ <text:s text:c="2"/></text:span><text:span text:style-name="T101">├</text:span><text:span text:style-name="T102">──</text:span><text:span text:style-name="T103"><text:s/>auth/</text:span></text:p>
      <text:p text:style-name="Normale"><text:span text:style-name="T104">│ <text:s text:c="2"/></text:span><text:span text:style-name="T105">├</text:span><text:span text:style-name="T106">──</text:span><text:span text:style-name="T107"><text:s/>dashboard.blade.php</text:span></text:p>
      <text:p text:style-name="Normale"><text:span text:style-name="T108">│ <text:s text:c="2"/></text:span><text:span text:style-name="T109">├</text:span><text:span text:style-name="T110">──</text:span><text:span text:style-name="T111"><text:s/>form.blade.php</text:span></text:p>
      <text:p text:style-name="Normale"><text:span text:style-name="T112">│ <text:s text:c="2"/></text:span><text:span text:style-name="T113">├</text:span><text:span text:style-name="T114">──</text:span><text:span text:style-name="T115"><text:s/>landing.blade.php</text:span></text:p>
      <text:p text:style-name="Normale"><text:span text:style-name="T116">│ <text:s text:c="2"/></text:span><text:span text:style-name="T117">├</text:span><text:span text:style-name="T118">──</text:span><text:span text:style-name="T119"><text:s/>packages.blade.php</text:span></text:p>
      <text:p text:style-name="P120">routes/</text:p>
      <text:p text:style-name="Normale"><text:span text:style-name="T121">│ <text:s text:c="2"/></text:span><text:span text:style-name="T122">├</text:span><text:span text:style-name="T123">──</text:span><text:span text:style-name="T124"><text:s/>web.php</text:span></text:p>
      <text:p text:style-name="Normale">.env.example</text:p>
      <text:p text:style-name="Normale">composer.json</text:p>
      <text:p text:style-name="Normale"><draw:custom-shape svg:x="0in" svg:y="0in" svg:width="45.51042in" svg:height="0.00139in" draw:z-index="0" draw:id="id16" draw:style-name="a16" draw:name="Horizontal Line 145" text:anchor-type="as-char"><svg:title/><svg:desc/><draw:enhanced-geometry draw:type="non-primitive" svg:viewBox="0 0 21600 21600" draw:enhanced-path="M 0 0 L 21600 0 21600 21600 0 21600 Z N"/></draw:custom-shape></text:p>
      <text:p text:style-name="Normale"><text:span text:style-name="T125">⚙️</text:span><text:span text:style-name="T126"><text:s/>Installazione</text:span></text:p>
      <text:p text:style-name="Normale">Assumendo che tu abbia già PHP 8.2+, Composer, Node.js e un database locale:</text:p>
      <text:p text:style-name="P127">git clone https://github.com/tuo-utente/laravel-kdp-starter.git</text:p>
      <text:p text:style-name="P128">cd laravel-kdp-starter</text:p>
      <text:p text:style-name="P129">cp .env.example .env</text:p>
      <text:p text:style-name="P130">composer install</text:p>
      <text:p text:style-name="P131">php artisan key:generate</text:p>
      <text:p text:style-name="P132">php artisan migrate</text:p>
      <text:p text:style-name="P133">npm install &amp;&amp; npm run dev</text:p>
      <text:p text:style-name="Normale">php artisan serve</text:p>
      <text:p text:style-name="Normale"><draw:custom-shape svg:x="0in" svg:y="0in" svg:width="45.51042in" svg:height="0.00139in" draw:z-index="0" draw:id="id17" draw:style-name="a17" draw:name="Horizontal Line 146" text:anchor-type="as-char"><svg:title/><svg:desc/><draw:enhanced-geometry draw:type="non-primitive" svg:viewBox="0 0 21600 21600" draw:enhanced-path="M 0 0 L 21600 0 21600 21600 0 21600 Z N"/></draw:custom-shape></text:p>
      <text:p text:style-name="Normale"><text:span text:style-name="T134">🛠️</text:span><text:span text:style-name="T135"><text:s/>Cose da configurare a mano</text:span></text:p>
      <text:list text:style-name="LFO23" text:continue-numbering="true">
        <text:list-item>
          <text:p text:style-name="P136"><text:span text:style-name="T137">Google Login</text:span></text:p>
          <text:list text:continue-numbering="true">
            <text:list-item>
              <text:p text:style-name="P138">Registra le tue credenziali su Google Console</text:p>
            </text:list-item>
            <text:list-item>
              <text:p text:style-name="P139">Inserisci in .env:</text:p>
            </text:list-item>
            <text:list-item>
              <text:p text:style-name="P140">GOOGLE_CLIENT_ID=</text:p>
            </text:list-item>
            <text:list-item>
              <text:p text:style-name="P141">GOOGLE_CLIENT_SECRET=</text:p>
            </text:list-item>
            <text:list-item>
              <text:p text:style-name="P142">GOOGLE_REDIRECT_URI=http://localhost:8000/auth/google/callback</text:p>
            </text:list-item>
          </text:list>
        </text:list-item>
        <text:list-item>
          <text:p text:style-name="P143"><text:span text:style-name="T144">Stripe Key</text:span></text:p>
          <text:list text:continue-numbering="true">
            <text:list-item>
              <text:p text:style-name="P145">Crea un account su Stripe e inserisci:</text:p>
            </text:list-item>
            <text:list-item>
              <text:p text:style-name="P146">STRIPE_KEY=</text:p>
            </text:list-item>
            <text:list-item>
              <text:p text:style-name="P147">STRIPE_SECRET=</text:p>
            </text:list-item>
          </text:list>
        </text:list-item>
        <text:list-item>
          <text:p text:style-name="P148"><text:span text:style-name="T149">Token JWT da usare con FastAPI</text:span></text:p>
          <text:list text:continue-numbering="true">
            <text:list-item>
              <text:p text:style-name="P150">Salva il token JWT statico o generato dopo il login (da Google o da FastAPI) nel session storage Laravel</text:p>
            </text:list-item>
          </text:list>
        </text:list-item>
        <text:list-item>
          <text:p text:style-name="P151"><text:span text:style-name="T152">Personalizzazione grafica (Tailwind o Bootstrap)</text:span></text:p>
          <text:list text:continue-numbering="true">
            <text:list-item>
              <text:p text:style-name="P153">Il template usa Tailwind base, puoi cambiarlo se preferisci.</text:p>
            </text:list-item>
          </text:list>
        </text:list-item>
      </text:list>
      <text:p text:style-name="Normale"><draw:custom-shape svg:x="0in" svg:y="0in" svg:width="45.51042in" svg:height="0.00139in" draw:z-index="0" draw:id="id18" draw:style-name="a18" draw:name="Horizontal Line 147" text:anchor-type="as-char"><svg:title/><svg:desc/><draw:enhanced-geometry draw:type="non-primitive" svg:viewBox="0 0 21600 21600" draw:enhanced-path="M 0 0 L 21600 0 21600 21600 0 21600 Z N"/></draw:custom-shape></text:p>
      <text:p text:style-name="Normale"><text:span text:style-name="T154">🔗</text:span><text:span text:style-name="T155"><text:s/>Vuoi il link al progetto GitHub?</text:span></text:p>
      <text:p text:style-name="Normale">Posso:</text:p>
      <text:list text:style-name="LFO24" text:continue-numbering="true">
        <text:list-item>
          <text:p text:style-name="P156">Creare una repo privata simulata e passarti lo ZIP</text:p>
        </text:list-item>
        <text:list-item>
          <text:p text:style-name="P157">Scriverti uno zip generabile in locale</text:p>
        </text:list-item>
        <text:list-item>
          <text:p text:style-name="P158">Passarti l’elenco completo di file precompilati</text:p>
        </text:list-item>
      </text:list>
      <text:p text:style-name="Normale">Quale preferisci?</text:p>
      <text:p text:style-name="Normale"><text:span text:style-name="T159">"Pratiche di design:</text:span><text:span text:style-name="T160"><text:line-break/>Domain Driven Design;</text:span><text:span text:style-name="T161"><text:s/>OK</text:span><text:span text:style-name="T162"><text:line-break/>Command Query Responsibility;</text:span><text:span text:style-name="T163"><text:s/>OK</text:span><text:span text:style-name="T164"><text:line-break/>Segregation (CQRS);</text:span><text:span text:style-name="T165"><text:s/>OK</text:span></text:p>
      <text:p text:style-name="Normale"><text:span text:style-name="T166">Event Driven Design.</text:span><text:span text:style-name="T167"><text:s/>OK</text:span><text:span text:style-name="T168"><text:line-break/></text:span></text:p>
      <text:p text:style-name="Normale"><text:span text:style-name="T169">Pratiche di testing:</text:span><text:span text:style-name="T170"><text:line-break/>Tecniche di Test Driven/Behaviour Driven Design.</text:span><text:span text:style-name="T171"><text:s/>OK</text:span><text:span text:style-name="T172"><text:line-break/></text:span></text:p>
      <text:p text:style-name="Normale">Linguaggi:<text:line-break/>C#, TypeScript (ottima conoscenza).<text:span text:style-name="T173"><text:s/>OK</text:span><text:line-break/></text:p>
      <text:p text:style-name="P174">Message broker:<text:line-break/>RabbitMQ;</text:p>
      <text:p text:style-name="Normale"><text:span text:style-name="T175">Apache Kafka.</text:span><text:span text:style-name="T176"><text:line-break/></text:span></text:p>
      <text:p text:style-name="Normale">Frameworks:<text:span text:style-name="T177"><text:s/>OK</text:span><text:line-break/>.net core (ottima conoscenza).<text:line-break/></text:p>
      <text:soft-page-break/>
      <text:p text:style-name="Normale">Accesso a dati:<text:span text:style-name="T178"><text:s/>OK</text:span><text:line-break/>Efcore, Dapper, Redis.<text:line-break/></text:p>
      <text:p text:style-name="Normale">Gestione dei sorgenti: Git.<text:s/><text:span text:style-name="T179">OK</text:span><text:line-break/>Conoscenze di FE, sono un plus.<text:s/><text:span text:style-name="T180">OK</text:span>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NormaleWeb" style:display-name="Normale (Web)" style:family="paragraph" style:parent-style-name="Normale">
      <style:text-properties style:font-name="Times New Roman" fo:font-size="12pt" style:font-size-asian="12pt" style:font-size-complex="12pt" fo:hyphenate="false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CodiceHTML" style:display-name="Codice HTML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1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2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2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3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3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lliam Vallone</meta:initial-creator>
    <dc:creator>William Vallone</dc:creator>
    <meta:creation-date>2025-05-23T13:45:00Z</meta:creation-date>
    <dc:date>2025-05-26T13:23:00Z</dc:date>
    <meta:template xlink:href="Normal.dotm" xlink:type="simple"/>
    <meta:editing-cycles>30</meta:editing-cycles>
    <meta:editing-duration>PT241680S</meta:editing-duration>
    <meta:document-statistic meta:page-count="6" meta:paragraph-count="10" meta:word-count="811" meta:character-count="5424" meta:row-count="38" meta:non-whitespace-character-count="4623"/>
  </office:meta>
</office:document-meta>
</file>